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style:font-name-asian="georgia" style:font-size-asian="11.25pt" style:font-style-asian="normal" style:font-weight-asian="normal"/>
    </style:style>
    <style:style style:name="P2" style:family="paragraph" style:parent-style-name="Standard">
      <style:paragraph-properties fo:margin-left="0cm" fo:margin-right="0cm" style:line-height-at-least="0.503cm" fo:widows="1" fo:text-indent="0cm" style:auto-text-indent="false"/>
      <style:text-properties fo:font-variant="normal" fo:text-transform="none" fo:color="#000000" fo:letter-spacing="normal" officeooo:rsid="00111fce" officeooo:paragraph-rsid="00111fce" style:font-name-asian="georgia" style:font-size-asian="11.25pt" style:font-style-asian="normal" style:font-weight-asian="normal"/>
    </style:style>
    <style:style style:name="P3" style:family="paragraph" style:parent-style-name="Heading_20_1">
      <style:paragraph-properties fo:text-align="center" style:justify-single-word="false"/>
    </style:style>
    <style:style style:name="T1" style:family="text">
      <style:text-properties fo:font-variant="normal" fo:text-transform="none" fo:color="#80808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80808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3" style:family="text">
      <style:text-properties fo:font-variant="normal" fo:text-transform="none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4" style:family="text">
      <style:text-properties fo:font-variant="normal" fo:text-transform="none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style style:name="T5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T6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不写普通模板了，还是需要优先队列优化的昂</text:p>
      <text:p text:style-name="P2">#include&lt;stdio.h&gt; <text:s text:c="7"/>//基本需要的头文件</text:p>
      <text:p text:style-name="P2">#include&lt;string.h&gt;</text:p>
      <text:p text:style-name="P2">#include&lt;queue&gt;</text:p>
      <text:p text:style-name="P2">#include&lt;algorithm&gt;</text:p>
      <text:p text:style-name="P2">#include&lt;vector&gt;</text:p>
      <text:p text:style-name="P2">using namespace std;</text:p>
      <text:p text:style-name="P2">typedef pair&lt;int,int&gt; pii;</text:p>
      <text:p text:style-name="P2">const int INF=0x3f3f3f3f;</text:p>
      <text:p text:style-name="P2"/>
      <text:p text:style-name="P2">const int maxn=1e5+5;</text:p>
      <text:p text:style-name="P2">const int maxm=1e5+5;</text:p>
      <text:p text:style-name="P2"/>
      <text:p text:style-name="P2">int head[maxn],nxt[maxm&lt;&lt;1],val[maxm&lt;&lt;1],point[maxm&lt;&lt;1],size;</text:p>
      <text:p text:style-name="P2">int dis[maxn];</text:p>
      <text:p text:style-name="P2"/>
      <text:p text:style-name="P2">void init(){</text:p>
      <text:p text:style-name="P2"><text:s text:c="4"/>memset(head,-1,sizeof(head));</text:p>
      <text:p text:style-name="P2"><text:s text:c="4"/>size=0;</text:p>
      <text:p text:style-name="P2">}</text:p>
      <text:p text:style-name="P2"/>
      <text:p text:style-name="P2">void add(int a,int b,int v){</text:p>
      <text:p text:style-name="P2"><text:s text:c="4"/>point[size]=b;</text:p>
      <text:p text:style-name="P2"><text:s text:c="4"/>val[size]=v;</text:p>
      <text:p text:style-name="P2"><text:s text:c="4"/>nxt[size]=head[a];</text:p>
      <text:p text:style-name="P2"><text:s text:c="4"/>head[a]=size++;</text:p>
      <text:p text:style-name="P2"/>
      <text:p text:style-name="P2"><text:s text:c="4"/>point[sise]=a;</text:p>
      <text:p text:style-name="P2"><text:s text:c="4"/>val[size]=v;</text:p>
      <text:p text:style-name="P2"><text:s text:c="4"/>nxt[size]=head[b];</text:p>
      <text:p text:style-name="P2"><text:s text:c="4"/>head[b]=size++;</text:p>
      <text:p text:style-name="P2">}</text:p>
      <text:p text:style-name="P2"/>
      <text:p text:style-name="P2">struct cmp{ <text:s text:c="19"/>//将优先队列改为小根堆</text:p>
      <text:p text:style-name="P2"><text:s text:c="4"/>bool operator()(pii a,pii b){</text:p>
      <text:p text:style-name="P2"><text:s text:c="8"/>return a.first&gt;b.first;</text:p>
      <text:p text:style-name="P2"><text:s text:c="4"/>}</text:p>
      <text:p text:style-name="P2">};</text:p>
      <text:p text:style-name="P2"/>
      <text:p text:style-name="P2">void dij(int s,int t){ <text:s text:c="11"/>//传入出发点和到达点</text:p>
      <text:p text:style-name="P2"><text:s text:c="4"/>int i;</text:p>
      <text:p text:style-name="P2"><text:s text:c="4"/>priority_queue&lt;pii,vector&lt;pii&gt;,cmp&gt;q;</text:p>
      <text:p text:style-name="P2"><text:s text:c="4"/>q.push(make_pair(0,s));</text:p>
      <text:p text:style-name="P2"><text:s text:c="4"/>memset(dis,-1,sizeof(dis));</text:p>
      <text:p text:style-name="P2"><text:s text:c="4"/>dis[s]=0;</text:p>
      <text:p text:style-name="P2"><text:s text:c="4"/>while(!q.empty()){</text:p>
      <text:p text:style-name="P2"><text:s text:c="8"/>pii u=q.top();</text:p>
      <text:p text:style-name="P2"><text:s text:c="8"/>q.pop();</text:p>
      <text:p text:style-name="P2"><text:soft-page-break/><text:s text:c="8"/>if(u.first&gt;dis[u.second])continue;</text:p>
      <text:p text:style-name="P2"><text:s text:c="8"/>for(i=head[u.second];~i;i=nxt[i]){</text:p>
      <text:p text:style-name="P2"><text:s text:c="12"/>int j=point[i];</text:p>
      <text:p text:style-name="P2"><text:s text:c="12"/>if(dis[j]==-1||dis[j]&gt;u.first+val[i]){</text:p>
      <text:p text:style-name="P2"><text:s text:c="16"/>dis[j]=u.first+val[i];</text:p>
      <text:p text:style-name="P2"><text:s text:c="16"/>q.push(make_pair(dis[j],j));</text:p>
      <text:p text:style-name="P2"><text:s text:c="12"/>}</text:p>
      <text:p text:style-name="P2"><text:s text:c="8"/>}</text:p>
      <text:p text:style-name="P2"><text:s text:c="4"/>}</text:p>
      <text:p text:style-name="P2"><text:s text:c="4"/>printf("%d\n",dis[t]); <text:s text:c="7"/>//或去掉在主函数中输出或操作</text:p>
      <text:p text:style-name="P2">}</text:p>
      <text:p text:style-name="P2"/>
      <text:p text:style-name="P2">int main(){</text:p>
      <text:p text:style-name="P2"/>
      <text:p text:style-name="P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, Verdana, Helvetica, Arial"/>
    <style:font-face style:name="verdana" svg:font-family="verdan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Fallback" style:font-family-complex="'Droid Sans Fallback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ing_20_1">
      <style:paragraph-properties fo:text-align="center" style:justify-single-word="false"/>
    </style:style>
    <style:style style:name="MT1" style:family="text">
      <style:text-properties fo:font-variant="normal" fo:text-transform="none" fo:color="#000000" style:text-line-through-style="none" style:text-line-through-type="none" fo:letter-spacing="normal" style:text-underline-style="none" style:text-blinking="false" style:font-name-asian="verdana" style:font-size-asian="10.5pt" style:font-style-asian="normal" style:font-weight-asian="bold"/>
    </style:style>
    <style:style style:name="MT2" style:family="text">
      <style:text-properties fo:font-variant="normal" fo:text-transform="none" fo:color="#000000" style:text-line-through-style="none" style:text-line-through-type="none" style:font-name="verdana" fo:font-size="10.5pt" fo:letter-spacing="normal" fo:font-style="normal" style:text-underline-style="none" fo:font-weight="bold" style:text-blink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<text:bookmark text:name="cb_post_title_url"/><text:span text:style-name="MT1">最短路</text:span><text:span text:style-name="MT2">--dijkstra+</text:span><text:span text:style-name="MT1">优先队列优化模板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2T23:46:26.421500735</meta:creation-date>
    <dc:date>2015-10-12T23:47:33.593136299</dc:date>
    <meta:editing-duration>P0D</meta:editing-duration>
    <meta:editing-cycles>1</meta:editing-cycles>
    <meta:document-statistic meta:table-count="0" meta:image-count="0" meta:object-count="0" meta:page-count="2" meta:paragraph-count="55" meta:word-count="159" meta:character-count="1242" meta:non-whitespace-character-count="969"/>
    <meta:generator>LibreOffice/4.2.8.2$Linux_X86_64 LibreOffice_project/420m0$Build-2</meta:generator>
  </office:meta>
</office:document-meta>
</file>